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92cm" fo:margin-left="0cm" table:align="left"/>
    </style:style>
    <style:style style:name="Tableau1.A" style:family="table-column">
      <style:table-column-properties style:column-width="8.493cm"/>
    </style:style>
    <style:style style:name="Tableau1.B" style:family="table-column">
      <style:table-column-properties style:column-width="8.599cm"/>
    </style:style>
    <style:style style:name="Tableau1.1" style:family="table-row">
      <style:table-row-properties style:min-row-height="0.688cm"/>
    </style:style>
    <style:style style:name="Tableau1.A1" style:family="table-cell">
      <style:table-cell-properties fo:background-color="#e05b17" fo:padding="0.097cm" fo:border-left="1.5pt solid #02385a" fo:border-right="1.5pt solid #02385a" fo:border-top="1.5pt solid #02385a" fo:border-bottom="none">
        <style:background-image/>
      </style:table-cell-properties>
    </style:style>
    <style:style style:name="Tableau1.A2" style:family="table-cell">
      <style:table-cell-properties fo:padding="0.097cm" fo:border-left="1.5pt solid #02385a" fo:border-right="1.5pt solid #02385a" fo:border-top="none" fo:border-bottom="none"/>
    </style:style>
    <style:style style:name="Tableau1.A3" style:family="table-cell">
      <style:table-cell-properties fo:padding="0.097cm" fo:border-left="1.5pt solid #02385a" fo:border-right="none" fo:border-top="none" fo:border-bottom="none"/>
    </style:style>
    <style:style style:name="Tableau1.B3" style:family="table-cell">
      <style:table-cell-properties fo:padding="0.097cm" fo:border-left="none" fo:border-right="1.5pt solid #02385a" fo:border-top="none" fo:border-bottom="none"/>
    </style:style>
    <style:style style:name="Tableau1.A4" style:family="table-cell">
      <style:table-cell-properties fo:background-color="#e05b17" fo:padding="0.097cm" fo:border-left="1.5pt solid #02385a" fo:border-right="1.5pt solid #02385a" fo:border-top="none" fo:border-bottom="none">
        <style:background-image/>
      </style:table-cell-properties>
    </style:style>
    <style:style style:name="Tableau1.A5" style:family="table-cell">
      <style:table-cell-properties fo:padding="0.097cm" fo:border-left="1.5pt solid #02385a" fo:border-right="1.5pt solid #02385a" fo:border-top="none" fo:border-bottom="none"/>
    </style:style>
    <style:style style:name="Tableau1.A6" style:family="table-cell">
      <style:table-cell-properties fo:padding="0.097cm" fo:border-left="1.5pt solid #02385a" fo:border-right="none" fo:border-top="none" fo:border-bottom="none"/>
    </style:style>
    <style:style style:name="Tableau1.B6" style:family="table-cell">
      <style:table-cell-properties fo:padding="0.097cm" fo:border-left="none" fo:border-right="1.5pt solid #02385a" fo:border-top="none" fo:border-bottom="none"/>
    </style:style>
    <style:style style:name="Tableau1.A8" style:family="table-cell">
      <style:table-cell-properties fo:padding="0.097cm" fo:border-left="1.5pt solid #02385a" fo:border-right="1.5pt solid #02385a" fo:border-top="none" fo:border-bottom="none"/>
    </style:style>
    <style:style style:name="Tableau1.A9" style:family="table-cell">
      <style:table-cell-properties fo:padding="0.097cm" fo:border-left="1.5pt solid #02385a" fo:border-right="none" fo:border-top="none" fo:border-bottom="none"/>
    </style:style>
    <style:style style:name="Tableau1.B9" style:family="table-cell">
      <style:table-cell-properties fo:padding="0.097cm" fo:border-left="none" fo:border-right="1.5pt solid #02385a" fo:border-top="none" fo:border-bottom="none"/>
    </style:style>
    <style:style style:name="Tableau1.A11" style:family="table-cell">
      <style:table-cell-properties fo:padding="0.097cm" fo:border-left="1.5pt solid #02385a" fo:border-right="none" fo:border-top="none" fo:border-bottom="none"/>
    </style:style>
    <style:style style:name="Tableau1.B11" style:family="table-cell">
      <style:table-cell-properties fo:padding="0.097cm" fo:border-left="none" fo:border-right="1.5pt solid #02385a" fo:border-top="none" fo:border-bottom="none"/>
    </style:style>
    <style:style style:name="Tableau1.13" style:family="table-row">
      <style:table-row-properties style:min-row-height="5.244cm"/>
    </style:style>
    <style:style style:name="Tableau1.A13" style:family="table-cell">
      <style:table-cell-properties fo:padding="0.097cm" fo:border-left="1.5pt solid #02385a" fo:border-right="1.5pt solid #02385a" fo:border-top="none" fo:border-bottom="1.5pt solid #02385a"/>
    </style:style>
    <style:style style:name="P1" style:family="paragraph" style:parent-style-name="Footer">
      <style:text-properties style:use-window-font-color="true" officeooo:paragraph-rsid="000b591e"/>
    </style:style>
    <style:style style:name="P2" style:family="paragraph" style:parent-style-name="Standard">
      <style:paragraph-properties fo:text-align="center" style:justify-single-word="false"/>
      <style:text-properties style:font-name="Roboto" officeooo:rsid="0006f7b4" officeooo:paragraph-rsid="0006f7b4"/>
    </style:style>
    <style:style style:name="P3" style:family="paragraph" style:parent-style-name="Standard">
      <style:text-properties style:font-name="Roboto" officeooo:rsid="0016cfcc" officeooo:paragraph-rsid="000c66d5"/>
    </style:style>
    <style:style style:name="P4" style:family="paragraph" style:parent-style-name="Standard">
      <style:paragraph-properties fo:text-align="start" style:justify-single-word="false"/>
      <style:text-properties style:font-name="Roboto" officeooo:rsid="0012f3b1" officeooo:paragraph-rsid="0012f3b1"/>
    </style:style>
    <style:style style:name="P5" style:family="paragraph" style:parent-style-name="Standard">
      <style:paragraph-properties fo:text-align="center" style:justify-single-word="false"/>
      <style:text-properties style:font-name="Roboto" fo:font-size="11pt" fo:font-weight="bold" officeooo:rsid="0003318f" officeooo:paragraph-rsid="0003318f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Roboto" fo:font-size="11pt" fo:font-weight="bold" officeooo:rsid="0005f6f4" officeooo:paragraph-rsid="0005f6f4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Roboto" fo:font-size="11pt" fo:font-weight="bold" officeooo:rsid="0006f7b4" officeooo:paragraph-rsid="0006f7b4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Roboto" fo:font-size="10pt" fo:font-weight="bold" officeooo:rsid="0012f3b1" officeooo:paragraph-rsid="0012f3b1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Roboto" fo:font-size="10pt" officeooo:rsid="0006f7b4" officeooo:paragraph-rsid="0006f7b4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Roboto" fo:font-size="10pt" officeooo:rsid="0012f3b1" officeooo:paragraph-rsid="0012f3b1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Roboto" fo:font-size="10pt" officeooo:rsid="0016efec" officeooo:paragraph-rsid="0016efec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Roboto" fo:font-size="10pt" officeooo:rsid="0005f6f4" officeooo:paragraph-rsid="0005f6f4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Roboto" fo:font-size="10pt" officeooo:rsid="0005f6f4" officeooo:paragraph-rsid="0012f3b1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Roboto" fo:font-size="10pt" officeooo:rsid="0010e37e" officeooo:paragraph-rsid="0010e37e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Roboto" fo:font-size="10pt" officeooo:rsid="00077f97" officeooo:paragraph-rsid="0005f6f4" style:font-size-asian="10pt" style:font-size-complex="10pt"/>
    </style:style>
    <style:style style:name="P16" style:family="paragraph" style:parent-style-name="Standard">
      <style:text-properties style:font-name="Roboto" fo:font-size="10pt" officeooo:rsid="0016cfcc" officeooo:paragraph-rsid="000c66d5" style:font-size-asian="10pt" style:font-size-complex="10pt"/>
    </style:style>
    <style:style style:name="P17" style:family="paragraph" style:parent-style-name="Standard">
      <style:text-properties style:font-name="Roboto" fo:font-size="10pt" officeooo:rsid="0016cfcc" officeooo:paragraph-rsid="00080462" style:font-size-asian="10pt" style:font-size-complex="10pt"/>
    </style:style>
    <style:style style:name="P18" style:family="paragraph" style:parent-style-name="Standard">
      <style:text-properties style:font-name="Roboto" fo:font-size="10pt" officeooo:rsid="000c66d5" officeooo:paragraph-rsid="000c66d5" style:font-size-asian="10pt" style:font-size-complex="10pt"/>
    </style:style>
    <style:style style:name="P19" style:family="paragraph" style:parent-style-name="Standard">
      <style:text-properties officeooo:paragraph-rsid="000c66d5"/>
    </style:style>
    <style:style style:name="P20" style:family="paragraph" style:parent-style-name="Standard">
      <style:paragraph-properties fo:text-align="start" style:justify-single-word="false"/>
      <style:text-properties style:font-name="Roboto" fo:font-size="10pt" officeooo:rsid="0012f3b1" officeooo:paragraph-rsid="0012f3b1" style:font-size-asian="10pt" style:font-size-complex="10pt"/>
    </style:style>
    <style:style style:name="P21" style:family="paragraph" style:parent-style-name="Standard" style:list-style-name="List_20_1">
      <style:paragraph-properties fo:text-align="start" style:justify-single-word="false"/>
      <style:text-properties style:font-name="Roboto" fo:font-size="10pt" officeooo:rsid="0012f3b1" officeooo:paragraph-rsid="0012f3b1" style:font-size-asian="10pt" style:font-size-complex="10pt"/>
    </style:style>
    <style:style style:name="P22" style:family="paragraph" style:parent-style-name="Standard" style:list-style-name="List_20_1">
      <style:paragraph-properties fo:text-align="start" style:justify-single-word="false"/>
      <style:text-properties style:font-name="Roboto" fo:font-size="10pt" officeooo:rsid="0011001b" officeooo:paragraph-rsid="0012f3b1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Roboto" fo:font-size="10pt" officeooo:rsid="001d1019" officeooo:paragraph-rsid="001d1019" style:font-size-asian="10pt" style:font-size-complex="10pt"/>
    </style:style>
    <style:style style:name="P24" style:family="paragraph" style:parent-style-name="Standard">
      <style:text-properties style:font-name="Roboto" officeooo:rsid="0003318f" officeooo:paragraph-rsid="0003318f"/>
    </style:style>
    <style:style style:name="P25" style:family="paragraph" style:parent-style-name="Standard">
      <style:paragraph-properties fo:text-align="start" style:justify-single-word="false"/>
      <style:text-properties style:font-name="Roboto" fo:font-size="6pt" officeooo:rsid="001d1019" officeooo:paragraph-rsid="001d1019" style:font-size-asian="5.25pt" style:font-size-complex="6pt"/>
    </style:style>
    <style:style style:name="P26" style:family="paragraph" style:parent-style-name="Standard">
      <style:text-properties style:font-name="Roboto" fo:font-size="6pt" officeooo:rsid="0016cfcc" officeooo:paragraph-rsid="00080462" style:font-size-asian="5.25pt" style:font-size-complex="6pt"/>
    </style:style>
    <style:style style:name="T1" style:family="text">
      <style:text-properties officeooo:rsid="002372e6"/>
    </style:style>
    <style:style style:name="T2" style:family="text">
      <style:text-properties officeooo:rsid="002360b3"/>
    </style:style>
    <style:style style:name="T3" style:family="text">
      <style:text-properties officeooo:rsid="001607d9"/>
    </style:style>
    <style:style style:name="T4" style:family="text">
      <style:text-properties officeooo:rsid="0006f7b4"/>
    </style:style>
    <style:style style:name="T5" style:family="text">
      <style:text-properties officeooo:rsid="00077f97"/>
    </style:style>
    <style:style style:name="T6" style:family="text">
      <style:text-properties style:font-name="Roboto" fo:font-size="10pt" style:font-size-asian="10pt" style:font-size-complex="10pt"/>
    </style:style>
    <style:style style:name="T7" style:family="text">
      <style:text-properties style:font-name="Roboto" fo:font-size="10pt" officeooo:rsid="000c66d5" style:font-size-asian="10pt" style:font-size-complex="10pt"/>
    </style:style>
    <style:style style:name="T8" style:family="text">
      <style:text-properties officeooo:rsid="0011001b"/>
    </style:style>
    <style:style style:name="T9" style:family="text">
      <style:text-properties officeooo:rsid="0012f3b1"/>
    </style:style>
    <style:style style:name="T10" style:family="text">
      <style:text-properties officeooo:rsid="0010e37e"/>
    </style:style>
    <style:style style:name="T11" style:family="text">
      <style:text-properties officeooo:rsid="0014c41c"/>
    </style:style>
    <style:style style:name="T12" style:family="text">
      <style:text-properties officeooo:rsid="00161b86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officeooo:rsid="0011001b" style:font-size-asian="10pt" style:font-size-complex="10pt"/>
    </style:style>
    <style:style style:name="T15" style:family="text">
      <style:text-properties fo:font-size="10pt" officeooo:rsid="000c66d5" style:font-size-asian="10pt" style:font-size-complex="10pt"/>
    </style:style>
    <style:style style:name="T16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5">Intitulé</text:p>
          </table:table-cell>
          <table:covered-table-cell/>
        </table:table-row>
        <table:table-row>
          <table:table-cell table:style-name="Tableau1.A2" table:number-columns-spanned="2" office:value-type="string">
            <text:p text:style-name="P8">Évolution ergonomique de Pollen</text:p>
            <text:p text:style-name="P9"/>
            <text:p text:style-name="P10">Pollen est un logiciel d’aide à la prise de décision en groupe. Il permet de consulter des collectifs de personnes sur une ou plusieurs question en utilisant différents modes de scrutin (Majoritaire, Condorcet, Borda, Coombs, Jugement majoritaire...).</text:p>
            <text:p text:style-name="P10">Dans le cadre de l’évolution de Pollen, nous avons fait évoluer les APIs afin de pouvoir étendre les consultations, actuellement mono-questions, aux assemblées générales d’associations... (vote multi-questions). Un essai est en cours avec l’association APRIL, et nous souhaiterions généraliser cette approche à tous les utilisateurs de Pollen.</text:p>
            <text:p text:style-name="P11">Nous souhaiterions également optimiser le stockage et le requêtage des données pour pouvoir prendre en charge des consultations importantes (plusieurs milliers de votes)</text:p>
            <text:p text:style-name="P23"><text:a xlink:type="simple" xlink:href="http://www.codelutin.com/page-stage-pollen.html" text:style-name="Internet_20_link" text:visited-style-name="Visited_20_Internet_20_Link">http://www.codelutin.com/page-stage-pollen.html</text:a></text:p>
            <text:p text:style-name="P25"/>
          </table:table-cell>
          <table:covered-table-cell/>
        </table:table-row>
        <table:table-row>
          <table:table-cell table:style-name="Tableau1.A3" office:value-type="string">
            <text:p text:style-name="P12">Basé à Saint S<text:span text:style-name="T5">é</text:span>bastien-sur-Loire (44)</text:p>
          </table:table-cell>
          <table:table-cell table:style-name="Tableau1.B3" office:value-type="string">
            <text:p text:style-name="P12">Durée du stage : <text:span text:style-name="T9">5 mois</text:span></text:p>
          </table:table-cell>
        </table:table-row>
        <table:table-row>
          <table:table-cell table:style-name="Tableau1.A4" table:number-columns-spanned="2" office:value-type="string">
            <text:p text:style-name="P6">Principales missions</text:p>
          </table:table-cell>
          <table:covered-table-cell/>
        </table:table-row>
        <table:table-row>
          <table:table-cell table:style-name="Tableau1.A5" table:number-columns-spanned="2" office:value-type="string">
            <text:p text:style-name="P10">Les principales missions du stage seront de :</text:p>
            <text:list xml:id="list6449888657355515472" text:style-name="List_20_1">
              <text:list-item>
                <text:p text:style-name="P21">Concevoir et implanter une ergonomie efficace pour les consultations multi-questions ;</text:p>
              </text:list-item>
              <text:list-item>
                <text:p text:style-name="P21">Recherche<text:span text:style-name="T12">r</text:span> et implant<text:span text:style-name="T12">er</text:span> une solution de persistance efficace, tant pour la production (consommation mémoire, rapidité…) que pour le développement (simplicité d’utilisation…) ;</text:p>
              </text:list-item>
            </text:list>
            <text:p text:style-name="P4"/>
          </table:table-cell>
          <table:covered-table-cell/>
        </table:table-row>
        <table:table-row>
          <table:table-cell table:style-name="Tableau1.A6" office:value-type="string">
            <text:p text:style-name="P13">Technologies utilisées :</text:p>
            <text:list xml:id="list161236219383801" text:continue-numbering="true" text:style-name="List_20_1">
              <text:list-item>
                <text:p text:style-name="P22">Java</text:p>
              </text:list-item>
              <text:list-item>
                <text:p text:style-name="P22">Javascript/CSS/HTML</text:p>
              </text:list-item>
              <text:list-item>
                <text:p text:style-name="P22">PostgreSQL</text:p>
              </text:list-item>
              <text:list-item>
                <text:p text:style-name="P22">Flyway</text:p>
              </text:list-item>
              <text:list-item>
                <text:p text:style-name="P22">Hibernate</text:p>
              </text:list-item>
              <text:list-item>
                <text:p text:style-name="P22">REST, RiotJS</text:p>
              </text:list-item>
            </text:list>
          </table:table-cell>
          <table:table-cell table:style-name="Tableau1.B6" office:value-type="string">
            <text:p text:style-name="P13">Q<text:span text:style-name="T4">ualités recherchées :</text:span></text:p>
            <text:list xml:id="list161236574242089" text:continue-numbering="true" text:style-name="List_20_1">
              <text:list-item>
                <text:p text:style-name="P21">Autonome</text:p>
              </text:list-item>
              <text:list-item>
                <text:p text:style-name="P21">Volontaire</text:p>
              </text:list-item>
              <text:list-item>
                <text:p text:style-name="P21">Rigoureux</text:p>
              </text:list-item>
              <text:list-item>
                <text:p text:style-name="P21">Créatif</text:p>
              </text:list-item>
              <text:list-item>
                <text:p text:style-name="P21">Perspicace</text:p>
              </text:list-item>
            </text:list>
          </table:table-cell>
        </table:table-row>
        <table:table-row>
          <table:table-cell table:style-name="Tableau1.A4" table:number-columns-spanned="2" office:value-type="string">
            <text:p text:style-name="P6">Profil recherché</text:p>
          </table:table-cell>
          <table:covered-table-cell/>
        </table:table-row>
        <table:table-row>
          <table:table-cell table:style-name="Tableau1.A8" table:number-columns-spanned="2" office:value-type="string">
            <text:p text:style-name="P14">Nous recherchons une personne motivé<text:span text:style-name="T9">e et</text:span> force de proposition.</text:p>
          </table:table-cell>
          <table:covered-table-cell/>
        </table:table-row>
        <table:table-row>
          <table:table-cell table:style-name="Tableau1.A9" office:value-type="string">
            <text:p text:style-name="P12">Niveau(x) d’études : <text:span text:style-name="T10">Bac +4/5</text:span></text:p>
          </table:table-cell>
          <table:table-cell table:style-name="Tableau1.B9" office:value-type="string">
            <text:p text:style-name="P15">Pré-requis : Formation développeur web</text:p>
          </table:table-cell>
        </table:table-row>
        <table:table-row>
          <table:table-cell table:style-name="Tableau1.A4" table:number-columns-spanned="2" office:value-type="string">
            <text:p text:style-name="P7">Autre </text:p>
          </table:table-cell>
          <table:covered-table-cell/>
        </table:table-row>
        <table:table-row>
          <table:table-cell table:style-name="Tableau1.A11" office:value-type="string">
            <text:p text:style-name="P9">Gratification : <text:span text:style-name="T11">26,25 €/jour travaillé</text:span></text:p>
          </table:table-cell>
          <table:table-cell table:style-name="Tableau1.B11" office:value-type="string">
            <text:p text:style-name="P9">Avantages : <text:span text:style-name="T5">tickets restaurant (9€ dont 5,40€ pris en charge par l’employeur)</text:span></text:p>
          </table:table-cell>
        </table:table-row>
        <table:table-row>
          <table:table-cell table:style-name="Tableau1.A4" table:number-columns-spanned="2" office:value-type="string">
            <text:p text:style-name="P2"><text:span text:style-name="T16">Présentation de la société</text:span> </text:p>
          </table:table-cell>
          <table:covered-table-cell/>
        </table:table-row>
        <table:table-row table:style-name="Tableau1.13">
          <table:table-cell table:style-name="Tableau1.A13" table:number-columns-spanned="2" office:value-type="string">
            <text:p text:style-name="P16">Créée en 2002, Code Lutin propose des projets de développement informatique en se basant sur des briques de logiciels libres. Code Lutin a fait le choix d’utiliser des technologies robustes, fiables et pérennes dotée de larges librairies<text:span text:style-name="T8"> :</text:span> Java, JavaScript.</text:p>
            <text:p text:style-name="P17">Nous proposons à nos clients des projets au forfait, de la régie et de la TMA. Nous travaillons avec des acteurs majeurs du marché sur différents secteurs d’activité<text:span text:style-name="T8"> :</text:span> Vewd (télé connectées), Inra, CNRS, Ifremer, My Money Bank, Agence Française pour la Biodiversité …</text:p>
            <text:p text:style-name="P17"/>
            <text:p text:style-name="P3"><text:span text:style-name="T13">Nous invitons toujours nos clients à construire et à travailler avec eux pour que l'application soit la plus conforme à leurs attentes ainsi qu'à celle des utilisateurs finaux. Cela nous permet également de créer une relation de confiance, indispensable selon nous à la réussite des projets.</text:span><text:span text:style-name="T14">Au-delà</text:span><text:span text:style-name="T15"> des projets de nos clients, nous développons également en interne certaines solutions, libres, nous permettant de répondre à nos besoins spécifiques (par exemple la prise de décision collective avec Pollen[1], la gestion du temps avec WID[2]) et </text:span><text:span text:style-name="T14">d’e</text:span><text:span text:style-name="T15">ffectuer une veille technologique constante ainsi que de la R&amp;D.</text:span></text:p>
            <text:p text:style-name="P18"/>
            <text:p text:style-name="P19"><text:span text:style-name="T7">[1] </text:span><text:a xlink:type="simple" xlink:href="https://pollen.cl/" text:style-name="Internet_20_link" text:visited-style-name="Visited_20_Internet_20_Link"><text:span text:style-name="T7">https://pollen.cl</text:span></text:a><text:span text:style-name="T7"><text:line-break/></text:span><text:span text:style-name="T6">[2] </text:span><text:a xlink:type="simple" xlink:href="https://wid.chorem.com/" text:style-name="Internet_20_link" text:visited-style-name="Visited_20_Internet_20_Link"><text:span text:style-name="T6">https://wid.chorem.com</text:span></text:a></text:p>
            <text:p text:style-name="P26"/>
          </table:table-cell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2385a" style:font-name="Arial" fo:font-family="Arial" style:font-style-name="Normal" style:font-family-generic="swiss" style:font-pitch="variable" fo:font-size="9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use-window-font-color="true" officeooo:paragraph-rsid="000b591e"/>
    </style:style>
    <style:style style:name="MT1" style:family="text">
      <style:text-properties officeooo:rsid="002372e6"/>
    </style:style>
    <style:style style:name="MT2" style:family="text">
      <style:text-properties officeooo:rsid="002360b3"/>
    </style:style>
    <style:style style:name="MT3" style:family="text">
      <style:text-properties officeooo:rsid="001607d9"/>
    </style:style>
    <style:page-layout style:name="Mpm1">
      <style:page-layout-properties fo:page-width="21.001cm" fo:page-height="29.7cm" style:num-format="1" style:print-orientation="portrait" fo:margin-top="2cm" fo:margin-bottom="0.676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2.011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CODE LUTIN – 12 Avenue Jules Verne<text:span text:style-name="MT1"> – </text:span>44230 Saint-Sébastien-Sur-Loire<text:span text:style-name="MT1"> – </text:span>Tel<text:span text:style-name="MT1"> :</text:span> +33 2.40.50.29.28 – www.codelutin.com</text:p>
        <text:p text:style-name="MP1">SA<text:span text:style-name="MT2">SPO</text:span> <text:span text:style-name="MT1">au</text:span> capital <text:span text:style-name="MT2">variable de 7850 € – </text:span>RCS Nantes 442.116.703 00046 – N° TVA : FR57 442 116 703<text:span text:style-name="MT3"> – </text:span>Code NAF 6201Z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ëmie Dagusé</meta:initial-creator>
    <meta:creation-date>2018-09-19T10:50:45.558194683</meta:creation-date>
    <dc:date>2018-10-26T16:12:35.270228894</dc:date>
    <dc:creator>Noëmie Dagusé</dc:creator>
    <meta:editing-duration>PT1H54M33S</meta:editing-duration>
    <meta:editing-cycles>19</meta:editing-cycles>
    <meta:generator>LibreOffice/5.1.6.2$Linux_X86_64 LibreOffice_project/10m0$Build-2</meta:generator>
    <meta:document-statistic meta:table-count="1" meta:image-count="0" meta:object-count="0" meta:page-count="1" meta:paragraph-count="39" meta:word-count="456" meta:character-count="3100" meta:non-whitespace-character-count="2687"/>
  </office:meta>
</office:document-meta>
</file>